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5.11pt"/>
    </style:style>
    <style:style style:name="co3" style:family="table-column">
      <style:table-column-properties fo:break-before="auto" style:column-width="195.39pt"/>
    </style:style>
    <style:style style:name="co4" style:family="table-column">
      <style:table-column-properties fo:break-before="auto" style:column-width="12.1pt"/>
    </style:style>
    <style:style style:name="co5" style:family="table-column">
      <style:table-column-properties fo:break-before="auto" style:column-width="10.06pt"/>
    </style:style>
    <style:style style:name="co6" style:family="table-column">
      <style:table-column-properties fo:break-before="auto" style:column-width="13.61pt"/>
    </style:style>
    <style:style style:name="co7" style:family="table-column">
      <style:table-column-properties fo:break-before="auto" style:column-width="452.41pt"/>
    </style:style>
    <style:style style:name="co8" style:family="table-column">
      <style:table-column-properties fo:break-before="auto" style:column-width="51.51pt"/>
    </style:style>
    <style:style style:name="co10" style:family="table-column">
      <style:table-column-properties fo:break-before="auto" style:column-width="272.15pt"/>
    </style:style>
    <style:style style:name="co11" style:family="table-column">
      <style:table-column-properties fo:break-before="auto" style:column-width="198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padding="2.01pt"/>
    </style:style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2])" table:allow-empty-cell="false" table:display-list="unsorted" table:base-cell-address="'Main Checklist'.H2">
          <table:error-message table:message-type="stop" table:display="true"/>
        </table:content-validation>
      </table:content-validations>
      <table:table table:name="Main Check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6" table:default-cell-style-name="ce6"/>
        <table:table-column table:style-name="co7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9" table:number-columns-repeated="1015" table:default-cell-style-name="ce2"/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Value</text:p>
          </table:table-cell>
          <table:table-cell table:style-name="ce1"/>
          <table:table-cell table:style-name="ce3"/>
          <table:table-cell table:style-name="ce5"/>
          <table:table-cell table:style-name="ce1" office:value-type="string" calcext:value-type="string">
            <text:p>Output File Name</text:p>
          </table:table-cell>
          <table:table-cell table:style-name="ce1" office:value-type="string" calcext:value-type="string">
            <text:p>Completed?</text:p>
          </table:table-cell>
          <table:table-cell table:style-name="ce1" office:value-type="string" calcext:value-type="string">
            <text:p>Watched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he Simple Carnival - Go Away I Like You Too Much</text:p>
          </table:table-cell>
          <table:table-cell table:number-columns-repeated="3"/>
          <table:table-cell table:formula="of:=[.B2]&amp;&quot; &quot;&amp;[.B3]&amp;&quot; 2D &quot;&amp;[.B4]&amp;&quot; lossless&quot;&amp;[.B5]&amp;&quot;.avi&quot;" office:value-type="string" office:string-value="The Simple Carnival - Go Away I Like You Too Much 68 2D 1920 x 1080 lossless (with laurels).avi" calcext:value-type="string">
            <text:p>The Simple Carnival - Go Away I Like You Too Much 68 2D 1920 x 1080 lossless (with laurels).avi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office:value-type="string" calcext:value-type="string">
            <text:p>Make sure there are no floating stereo windows for 2D vers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[.B2]&amp;&quot; &quot;&amp;[.B3]&amp;&quot; 2D &quot;&amp;[.B4]&amp;&quot; for web&quot;&amp;[.B5]&amp;&quot;.m2t&quot;" office:value-type="string" office:string-value="The Simple Carnival - Go Away I Like You Too Much 68 2D 1920 x 1080 for web (with laurels).m2t" calcext:value-type="string">
            <text:p>The Simple Carnival - Go Away I Like You Too Much 68 2D 1920 x 1080 for web (with laurels).m2t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1920 x 1080</text:p>
          </table:table-cell>
          <table:table-cell table:number-columns-repeated="3"/>
          <table:table-cell table:formula="of:=[.B2]&amp;&quot; &quot;&amp;[.B3]&amp;&quot; 3D &quot;&amp;[.B4]&amp;&quot; LEFT lossless&quot;&amp;[.B5]&amp;&quot;.avi&quot;" office:value-type="string" office:string-value="The Simple Carnival - Go Away I Like You Too Much 68 3D 1920 x 1080 LEFT lossless (with laurels).avi" calcext:value-type="string">
            <text:p>The Simple Carnival - Go Away I Like You Too Much 68 3D 1920 x 1080 LEFT lossless (with laurels).avi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ra Info at End</text:p>
          </table:table-cell>
          <table:table-cell office:value-type="string" calcext:value-type="string">
            <text:p><text:s/>(with laurels)</text:p>
          </table:table-cell>
          <table:table-cell table:number-columns-repeated="3"/>
          <table:table-cell table:formula="of:=[.B2]&amp;&quot; &quot;&amp;[.B3]&amp;&quot; 3D &quot;&amp;[.B4]&amp;&quot; RIGHT lossless&quot;&amp;[.B5]&amp;&quot;.avi&quot;" office:value-type="string" office:string-value="The Simple Carnival - Go Away I Like You Too Much 68 3D 1920 x 1080 RIGHT lossless (with laurels).avi" calcext:value-type="string">
            <text:p>The Simple Carnival - Go Away I Like You Too Much 68 3D 1920 x 1080 RIGHT lossless (with laurels).avi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[.B2]&amp;&quot; &quot;&amp;[.B3]&amp;&quot; 3D &quot;&amp;[.B4]&amp;&quot; anaglyph lossless&quot;&amp;[.B5]&amp;&quot;.avi&quot;" office:value-type="string" office:string-value="The Simple Carnival - Go Away I Like You Too Much 68 3D 1920 x 1080 anaglyph lossless (with laurels).avi" calcext:value-type="string">
            <text:p>The Simple Carnival - Go Away I Like You Too Much 68 3D 1920 x 1080 anaglyph lossless (with laurels).avi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[.B2]&amp;&quot; &quot;&amp;[.B3]&amp;&quot; 3D &quot;&amp;[.B4]&amp;&quot; over-under&quot;&amp;[.B5]&amp;&quot;.m2t&quot;" office:value-type="string" office:string-value="The Simple Carnival - Go Away I Like You Too Much 68 3D 1920 x 1080 over-under (with laurels).m2t" calcext:value-type="string">
            <text:p>The Simple Carnival - Go Away I Like You Too Much 68 3D 1920 x 1080 over-under (with laurels).m2t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[.B2]&amp;&quot; &quot;&amp;[.B3]&amp;&quot; 2D-3D &quot;&amp;[.B4]&amp;&quot; for web&quot;&amp;[.B5]&amp;&quot;.m2t&quot;" office:value-type="string" office:string-value="The Simple Carnival - Go Away I Like You Too Much 68 2D-3D 1920 x 1080 for web (with laurels).m2t" calcext:value-type="string">
            <text:p>The Simple Carnival - Go Away I Like You Too Much 68 2D-3D 1920 x 1080 for web (with laurels).m2t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&quot;HTC - &quot;&amp;[.B2]&amp;&quot; &quot;&amp;[.B3]&amp;&quot;.mp4&quot;" office:value-type="string" office:string-value="HTC - The Simple Carnival - Go Away I Like You Too Much 68.mp4" calcext:value-type="string">
            <text:p>HTC - The Simple Carnival - Go Away I Like You Too Much 68.mp4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office:value-type="string" calcext:value-type="string">
            <text:p>HTC EVO video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DSCF4439.avi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office:value-type="string" calcext:value-type="string">
            <text:p>FUJI W3 video; name should be similar to th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[.B2]&amp;&quot; DCP (2D)&quot;" office:value-type="string" office:string-value="The Simple Carnival - Go Away I Like You Too Much DCP (2D)" calcext:value-type="string">
            <text:p>The Simple Carnival - Go Away I Like You Too Much DCP (2D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office:value-type="string" calcext:value-type="string">
            <text:p>2D DCP folder name – See DCP Checklist tab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[.B2]&amp;&quot; DCP (3D)&quot;" office:value-type="string" office:string-value="The Simple Carnival - Go Away I Like You Too Much DCP (3D)" calcext:value-type="string">
            <text:p>The Simple Carnival - Go Away I Like You Too Much DCP (3D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office:value-type="string" calcext:value-type="string">
            <text:p>3D DCP folder name – See DCP Checklist tab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TODO List</text:p>
          </table:table-cell>
          <table:table-cell table:style-name="ce1" office:value-type="string" calcext:value-type="string">
            <text:p>Completed?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formula="of:=&quot;Back up to cloud: &quot;&amp;[.F2]" office:value-type="string" office:string-value="Back up to cloud: The Simple Carnival - Go Away I Like You Too Much 68 2D 1920 x 1080 lossless (with laurels).avi" calcext:value-type="string">
            <text:p>Back up to cloud: The Simple Carnival - Go Away I Like You Too Much 68 2D 1920 x 1080 lossless (with laurels).avi</text:p>
          </table:table-cell>
          <table:table-cell table:content-validation-name="val1" office:value-type="string" calcext:value-type="string">
            <text:p>No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formula="of:=&quot;Back up to cloud: &quot;&amp;[.F4]" office:value-type="string" office:string-value="Back up to cloud: The Simple Carnival - Go Away I Like You Too Much 68 3D 1920 x 1080 LEFT lossless (with laurels).avi" calcext:value-type="string">
            <text:p>Back up to cloud: The Simple Carnival - Go Away I Like You Too Much 68 3D 1920 x 1080 LEFT lossless (with laurels).avi</text:p>
          </table:table-cell>
          <table:table-cell table:content-validation-name="val1" office:value-type="string" calcext:value-type="string">
            <text:p>No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formula="of:=&quot;Back up to cloud: &quot;&amp;[.F5]" office:value-type="string" office:string-value="Back up to cloud: The Simple Carnival - Go Away I Like You Too Much 68 3D 1920 x 1080 RIGHT lossless (with laurels).avi" calcext:value-type="string">
            <text:p>Back up to cloud: The Simple Carnival - Go Away I Like You Too Much 68 3D 1920 x 1080 RIGHT lossless (with laurels).avi</text:p>
          </table:table-cell>
          <table:table-cell table:content-validation-name="val1" office:value-type="string" calcext:value-type="string">
            <text:p>No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formula="of:=&quot;Back up to cloud: &quot;&amp;[.F7]" office:value-type="string" office:string-value="Back up to cloud: The Simple Carnival - Go Away I Like You Too Much 68 3D 1920 x 1080 over-under (with laurels).m2t" calcext:value-type="string">
            <text:p>Back up to cloud: The Simple Carnival - Go Away I Like You Too Much 68 3D 1920 x 1080 over-under (with laurels).m2t</text:p>
          </table:table-cell>
          <table:table-cell table:content-validation-name="val1" office:value-type="string" calcext:value-type="string">
            <text:p>No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formula="of:=&quot;Back up to cloud: &quot;&amp;[.F11]" office:value-type="string" office:string-value="Back up to cloud: The Simple Carnival - Go Away I Like You Too Much DCP (2D)" calcext:value-type="string">
            <text:p>Back up to cloud: The Simple Carnival - Go Away I Like You Too Much DCP (2D)</text:p>
          </table:table-cell>
          <table:table-cell table:content-validation-name="val1" office:value-type="string" calcext:value-type="string">
            <text:p>No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formula="of:=&quot;Back up to cloud: &quot;&amp;[.F12]" office:value-type="string" office:string-value="Back up to cloud: The Simple Carnival - Go Away I Like You Too Much DCP (3D)" calcext:value-type="string">
            <text:p>Back up to cloud: The Simple Carnival - Go Away I Like You Too Much DCP (3D)</text:p>
          </table:table-cell>
          <table:table-cell table:content-validation-name="val1" office:value-type="string" calcext:value-type="string">
            <text:p>No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formula="of:=&quot;Upload to YouTube: &quot;&amp;[.F8]" office:value-type="string" office:string-value="Upload to YouTube: The Simple Carnival - Go Away I Like You Too Much 68 2D-3D 1920 x 1080 for web (with laurels).m2t" calcext:value-type="string">
            <text:p>Upload to YouTube: The Simple Carnival - Go Away I Like You Too Much 68 2D-3D 1920 x 1080 for web (with laurels).m2t</text:p>
          </table:table-cell>
          <table:table-cell table:content-validation-name="val1" office:value-type="string" calcext:value-type="string">
            <text:p>No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formula="of:=&quot;Put on HTC EVO: &quot;&amp;[.F9]" office:value-type="string" office:string-value="Put on HTC EVO: HTC - The Simple Carnival - Go Away I Like You Too Much 68.mp4" calcext:value-type="string">
            <text:p>Put on HTC EVO: HTC - The Simple Carnival - Go Away I Like You Too Much 68.mp4</text:p>
          </table:table-cell>
          <table:table-cell table:content-validation-name="val1" office:value-type="string" calcext:value-type="string">
            <text:p>No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formula="of:=&quot;Put on Fuji W3: &quot;&amp;[.F10]" office:value-type="string" office:string-value="Put on Fuji W3: DSCF4439.avi" calcext:value-type="string">
            <text:p>Put on Fuji W3: DSCF4439.avi</text:p>
          </table:table-cell>
          <table:table-cell table:content-validation-name="val1" office:value-type="string" calcext:value-type="string">
            <text:p>No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ack up all files on blu-ray (offsite blu-ray as well)</text:p>
          </table:table-cell>
          <table:table-cell table:content-validation-name="val1" office:value-type="string" calcext:value-type="string">
            <text:p>No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ack up all files to external hard drive</text:p>
          </table:table-cell>
          <table:table-cell table:content-validation-name="val1" office:value-type="string" calcext:value-type="string">
            <text:p>No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ack up all files to second hard drive</text:p>
          </table:table-cell>
          <table:table-cell table:content-validation-name="val1" office:value-type="string" calcext:value-type="string">
            <text:p>No</text:p>
          </table:table-cell>
          <table:table-cell table:style-name="Default"/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CP Checklist" table:style-name="ta1">
        <table:table-column table:style-name="co11" table:default-cell-style-name="ce8"/>
        <table:table-column table:style-name="co9" table:number-columns-repeated="2" table:default-cell-style-name="ce2"/>
        <table:table-column table:style-name="co9" table:number-columns-repeated="1021" table:default-cell-style-name="Default"/>
        <table:table-row table:style-name="ro2">
          <table:table-cell table:style-name="ce7"/>
          <table:table-cell table:style-name="ce7" office:value-type="string" calcext:value-type="string">
            <text:p>DCP 2D</text:p>
          </table:table-cell>
          <table:table-cell table:style-name="ce7" office:value-type="string" calcext:value-type="string">
            <text:p>DCP 3D</text:p>
          </table:table-cell>
          <table:table-cell table:style-name="ce9" table:number-columns-repeated="1021"/>
        </table:table-row>
        <table:table-row table:style-name="ro3">
          <table:table-cell office:value-type="string" calcext:value-type="string">
            <text:p>If 2D, make a 2D session without FSW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ort TIFFs LEFT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ort TIFFs RIGHT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ort audio (48k 24 bit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/>
          <table:table-cell table:content-validation-name="val1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OpenDCP - JPEG 2000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enDCP - MXF - sound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enDCP - MXF - image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enDCP - Make DCP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1021"/>
        </table:table-row>
        <table:table-row table:style-name="ro3" table:number-rows-repeated="3">
          <table:table-cell/>
          <table:table-cell table:content-validation-name="val1" table:number-columns-repeated="2"/>
          <table:table-cell table:number-columns-repeated="1021"/>
        </table:table-row>
        <table:table-row table:style-name="ro3">
          <table:table-cell/>
          <table:table-cell table:content-validation-name="val1" table:number-columns-repeated="2"/>
          <table:table-cell table:number-columns-repeated="1021"/>
        </table:table-row>
      </table:table>
      <table:table table:name="Data" table:style-name="ta1">
        <table:table-column table:style-name="co9" table:default-cell-style-name="Default"/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6:22:10.6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9-12-13T16:22:48.744000000</dc:date>
    <meta:editing-duration>PT50M35S</meta:editing-duration>
    <meta:editing-cycles>4</meta:editing-cycles>
    <meta:document-statistic meta:table-count="3" meta:cell-count="106" meta:object-count="0"/>
  </office:meta>
</office:document-meta>
</file>